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2_20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6, FF 2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D. Feinstein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II Adar 24, 5649</text:p>
      <text:p text:style-name="P6">Date (derived from Gregorian calendar)<text:tab/>March 27, 1889</text:p>
      <text:p text:style-name="P6">Month<text:tab/><text:tab/><text:tab/><text:tab/><text:tab/><text:tab/>March</text:p>
      <text:p text:style-name="P6">Year<text:tab/><text:tab/><text:tab/><text:tab/><text:tab/><text:tab/>1889</text:p>
      <text:p text:style-name="P6">Hebrew Date<text:tab/><text:tab/><text:tab/><text:tab/><text:tab/></text:p>
      <text:p text:style-name="P6">Undated</text:p>
      <text:p text:style-name="P6">City<text:tab/><text:tab/><text:tab/><text:tab/><text:tab/><text:tab/>Jerusalem</text:p>
      <text:p text:style-name="P6">State<text:tab/><text:tab/><text:tab/><text:tab/><text:tab/><text:tab/></text:p>
      <text:p text:style-name="P6">Country<text:tab/><text:tab/><text:tab/><text:tab/><text:tab/>Israel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4">Jerusalem, Holy Land/</text:p>
      <text:p text:style-name="P4">II Adar 24, 5649/</text:p>
      <text:p text:style-name="P2">Rev<text:span text:style-name="T2">d</text:span><text:span text:style-name="T3"> D</text:span><text:span text:style-name="T2">r</text:span><text:span text:style-name="T3">. S. Morais Esq/</text:span></text:p>
      <text:p text:style-name="P2"><text:span text:style-name="T3">Philadelphia/</text:span></text:p>
      <text:p text:style-name="P3"><text:span text:style-name="T3">Rev</text:span><text:span text:style-name="T2">d</text:span><text:span text:style-name="T3"> Sir/</text:span></text:p>
      <text:p text:style-name="P3"><text:span text:style-name="T3"><text:tab/>By instructions of Messr's Alfred A. Marcus &amp; sons/ of 127 Dartmouth Street Boston, Mass. <text:s/>I am forwarding/ by Bookpost to your address two Books of Life, being a/ donation of Mr. Marcus, his daughter &amp; son in sacred/ memory of his late angel wife Mrs. Keyla Marcus/ and his and his wife's departed parents./</text:span></text:p>
      <text:p text:style-name="P3"><text:span text:style-name="T3"><text:tab/>Please acknowledge receipt to Mr. Marcus/ and to myself./</text:span></text:p>
      <text:p text:style-name="P3"><text:span text:style-name="T3"><text:tab/>Yours Rev</text:span><text:span text:style-name="T2">d</text:span><text:span text:style-name="T3"> Sir/</text:span></text:p>
      <text:p text:style-name="P3"><text:span text:style-name="T3"><text:tab/><text:tab/>very respectfully/ D. Feinstein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2T13:25:26.64</meta:creation-date>
    <meta:document-statistic meta:table-count="0" meta:image-count="0" meta:object-count="0" meta:page-count="2" meta:paragraph-count="69" meta:word-count="253" meta:character-count="1775"/>
    <dc:date>2011-11-22T13:56:23.45</dc:date>
    <dc:creator>Penn Libraries</dc:creator>
    <meta:editing-duration>PT00H00M35S</meta:editing-duration>
    <meta:editing-cycles>1</meta:editing-cycles>
    <meta:generator>OpenOffice.org/3.2$Win32 OpenOffice.org_project/320m12$Build-9483</meta:generator>
  </office:meta>
</office:document-meta>
</file>